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oledTextExtractor.getContent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edTextExtractor.shutdow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ooledTextExtractor.extractText( InputStream stream , String type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edTextExtractor.PooledTextExtractor( TextExtractor extractor , int poolSize , int backLog , long time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ooledTextExtractor.blockedAction( Runnable 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